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style:style style:name="rststyle-tableoption" style:family="table">
      <style:table-properties table:align="left" style:width="17.59cm" style:shadow="none"/>
    </style:style>
    <style:style style:name="rststyle-tableoption.A" style:family="table-column">
      <style:table-column-properties style:column-width="4.999cm"/>
    </style:style>
    <style:style style:name="rststyle-tableoption.B" style:family="table-column">
      <style:table-column-properties style:column-width="12.587cm"/>
    </style:style>
    <style:style style:name="rststyle-tableoption.A1" style:family="table-cell">
      <style:table-cell-properties fo:border-top="0.035cm solid #000000" fo:background-color="transparent" fo:padding="0.097cm" fo:border-left="0.035cm solid #000000" fo:border-right="none" fo:border-bottom="0.035cm solid #000000">
        <style:background-image/>
      </style:table-cell-properties>
    </style:style>
    <style:style style:name="rststyle-tableoption.B1" style:family="table-cell">
      <style:table-cell-properties fo:border="0.035cm solid #000000" fo:padding="0.097cm"/>
    </style:style>
    <style:style style:name="rststyle-tableoption.A2" style:family="table-cell">
      <style:table-cell-properties fo:border-top="none" fo:border-left="0.035cm solid #000000" fo:border-right="none" fo:padding="0.097cm" fo:border-bottom="0.035cm solid #000000"/>
    </style:style>
    <style:style style:name="rststyle-tableoption.B2" style:family="table-cell">
      <style:table-cell-properties fo:border-top="none" fo:border-left="0.035cm solid #000000" fo:border-right="0.035cm solid #000000" fo:padding="0.097cm" fo:border-bottom="0.035cm solid #000000"/>
    </style:style>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b</text:p>1.0b<text:p text:style-name="rststyle-textbody"><text:span text:style-name="rststyle-strong">Date: </text:span>Dec. 19, 2006</text:p>Dec. 19,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horizontalline"/>
      <text:p text:style-name="rststyle-centeredtextbody"><text:span text:style-name="rststyle-strong">Abstract</text:span></text:p>
      <text:p text:style-name="rststyle-textbody">This document describes the Docutils odtwriter.</text:p>
      <text:p text:style-name="rststyle-horizontalline"/>
      <text:p text:style-name="rststyle-centeredtextbody"><text:span text:style-name="rststyle-strong">Contents</text:span></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item>
        <text:list-item>
          <text:p text:style-name="rststyle-bulletitem"><text:a xlink:type="simple" xlink:href="#how-to-use-it">How to Use It</text:a></text:p>
          <text:list text:style-name="rststyle-bulletlist">
            <text:list-item>
              <text:p text:style-name="rststyle-bulletitem"><text:a xlink:type="simple" xlink:href="#command-line-flags">Command line flags</text:a></text:p>
            </text:list-item>
          </text:list>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item>
          <text:p text:style-name="rststyle-bulletitem"><text:a xlink:type="simple" xlink:href="#hints-and-suggestions">Hints and Suggestions</text:a></text:p>
          <text:list text:style-name="rststyle-bulletlist">
            <text:list-item>
              <text:p text:style-name="rststyle-bulletitem"><text:a xlink:type="simple" xlink:href="#table-of-contents">Table of contents</text:a></text:p>
            </text:list-item>
            <text:list-item>
              <text:p text:style-name="rststyle-bulletitem"><text:a xlink:type="simple" xlink:href="#syntax-highlighting">Syntax highlighting</text:a></text:p>
            </text:list-item>
          </text:list>
        </text:list-item>
      </text:list>
      <text:p text:style-name="rststyle-horizontalline"/>
      <text:section text:style-name="Sect1" text:name="Section2"><text:h text:outline-level="1" text:style-name="rststyle-heading1">1   Introduction</text:h>1   <text:p text:style-name="rststyle-textbody">What it does -- <text:span text:style-name="rststyle-inlineliteral">rst2odt.py/odtwriter.py</text:span> translate reST
(reStructuredText) into a Open Document Format <text:span text:style-name="rststyle-inlineliteral">.odt</text:span> file.  You
can learn more abou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section>
      <text:section text:style-name="Sect1" text:name="Section3"><text:h text:outline-level="1" text:style-name="rststyle-heading1">2   How to Install It</text:h>2   <text:p text:style-name="rststyle-textbody">Requirements -- <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text:p text:style-name="rststyle-textbody">Install <text:span text:style-name="rststyle-inlineliteral">odtwriter</text:span> with the standard Python installation
commands:</text:p><text:p xmlns:text="urn:oasis:names:tc:opendocument:xmlns:text:1.0" text:style-name="rststyle-codeblock">$ python setup.py build</text:p><text:p xmlns:text="urn:oasis:names:tc:opendocument:xmlns:text:1.0" text:style-name="rststyle-codeblock">$ python setup.py install       #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
      <text:section text:style-name="Sect1" text:name="Section4"><text:h text:outline-level="1" text:style-name="rststyle-heading1">3   How to Use It</text:h>3   <text:p text:style-name="rststyle-textbody">Run it from the command line as follows:</text:p><text:p xmlns:text="urn:oasis:names:tc:opendocument:xmlns:text:1.0" text:style-name="rststyle-codeblock">$ rst2odt.py myinput.txt myoutput.odt</text:p><text:p text:style-name="rststyle-textbody">To see usage information and to learn about command line flags
that you can use, run the following:</text:p><text:p xmlns:text="urn:oasis:names:tc:opendocument:xmlns:text:1.0" text:style-name="rststyle-codeblock">$ rst2odt.py --help</text:p><text:p text:style-name="rststyle-textbody">Examples:</text:p><text:p xmlns:text="urn:oasis:names:tc:opendocument:xmlns:text:1.0" text:style-name="rststyle-codeblock">$ rst2odt.py -s -g python_comments.txt python_comments.odt</text:p><text:p xmlns:text="urn:oasis:names:tc:opendocument:xmlns:text:1.0" text:style-name="rststyle-codeblock"/><text:p xmlns:text="urn:oasis:names:tc:opendocument:xmlns:text:1.0" text:style-name="rststyle-codeblock">$ rst2odt.py --source-url=odtwriter.txt --generator --stylesheet-path=/myconfigs/styles.odt odtwriter.txt odtwriter.odt</text:p><text:section text:style-name="Sect2" text:name="Section5"><text:h text:outline-level="2" text:style-name="rststyle-heading2">3.1   Command line flags</text:h>3.1   <text:p text:style-name="rststyle-textbody">The following command line flags are specific to <text:span text:style-name="rststyle-inlineliteral">odtwriter</text:span>:</text:p><table:table table:name="rststyle-tableoption" table:style-name="rststyle-tableoption"><table:table-column table:style-name="rststyle-tableoption.A"/><table:table-column table:style-name="rststyle-tableoption.B"/><table:table-header-rows><table:table-row><table:table-cell office:value-type="string" table:style-name="rststyle-tableoption.A1"><text:p text:style-name="Table_20_Heading">Option</text:p></table:table-cell><table:table-cell office:value-type="string" table:style-name="rststyle-tableoption.B1"><text:p text:style-name="Table_20_Heading">Description</text:p></table:table-cell></table:table-row></table:table-header-rows><table:table-row><table:table-cell office:value-type="string" table:style-name="Table0.A2"><text:p text:style-name="Table_20_Contents">--stylesheet=&lt;URL&gt;</text:p>&lt;URL&gt;</table:table-cell><table:table-cell office:value-type="string" table:style-name="Table0.B2"><text:p text:style-name="Table_20_Contents">Specify a stylesheet URL, used verbatim.  Overrides
--stylesheet-path.</text:p></table:table-cell></table:table-row><table:table-row><table:table-cell office:value-type="string" table:style-name="Table0.A2"><text:p text:style-name="Table_20_Contents">--stylesheet-path=&lt;file&gt;</text:p>&lt;file&gt;</table:table-cell><table:table-cell office:value-type="string" table:style-name="Table0.B2"><text:p text:style-name="Table_20_Contents">Specify a stylesheet file, relative to the current
working directory.  The path is adjusted relative to
the output ODF file.  Overrides --stylesheet.
Default: "/usr/local/lib/python2.5/site-
packages/docutils/writers/odtwriter/styles.odt"</text:p></table:table-cell></table:table-row><table:table-row><table:table-cell office:value-type="string" table:style-name="Table0.A2"><text:p text:style-name="Table_20_Contents">--cloak-email-addresses</text:p>--cloak-email-addresses</table:table-cell><table:table-cell office:value-type="string" table:style-name="Table0.B2"><text:p text:style-name="Table_20_Contents">Obfuscate email addresses to confuse harvesters while
still keeping email links usable with standards-
compliant browsers.</text:p></table:table-cell></table:table-row><table:table-row><table:table-cell office:value-type="string" table:style-name="Table0.A2"><text:p text:style-name="Table_20_Contents">--table-border-thickness=TABLE_BORDER_THICKNESS</text:p>TABLE_BORDER_THICKNESS</table:table-cell><table:table-cell office:value-type="string" table:style-name="Table0.B2"><text:p text:style-name="Table_20_Contents">Specify the thickness of table borders in thousands of
a cm.  Default is 35.</text:p></table:table-cell></table:table-row><table:table-row><table:table-cell office:value-type="string" table:style-name="Table0.A2"><text:p text:style-name="Table_20_Contents">--add-syntax-highlighting</text:p>--add-syntax-highlighting</table:table-cell><table:table-cell office:value-type="string" table:style-name="Table0.B2"><text:p text:style-name="Table_20_Contents">Add syntax highlighting in literal code
blocks. Default is no. Requires installation of
Pygments.</text:p></table:table-cell></table:table-row></table:table></text:section></text:section>
      <text:section text:style-name="Sect1" text:name="Section6"><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7"><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p text:style-name="rststyle-textbody">To change the definition and appearance of these styles, open
<text:span text:style-name="rststyle-inlineliteral">styles.odt</text:span> in <text:span text:style-name="rststyle-inlineliteral">oowriter</text:span> and open the Styles and Formatting
window by using the following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 in order to see
the styles used by <text:span text:style-name="rststyle-inlineliteral">odtwriter</text:span>.</text:p><text:p text:style-name="rststyle-textbody">Notice that you can make a copy of file <text:span text:style-name="rststyle-inlineliteral">styles.odt</text:span>, modify it
using <text:span text:style-name="rststyle-inlineliteral">oowriter</text:span>, and then use your copy with the
<text:span text:style-name="rststyle-inlineliteral">--stylesheet-path=&lt;file&gt;</text:span> command line option.  Example:</text:p><text:p xmlns:text="urn:oasis:names:tc:opendocument:xmlns:text:1.0" text:style-name="rststyle-codeblock">$ rst2odt.py --stylesheet-path=mystyles.odt test2.txt test2.odt</text:p><text:section text:style-name="Sect3" text:name="Section8"><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Literal code blocks -- 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9"><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p text:style-name="rststyle-textbody"><text:span text:style-name="rststyle-strong">rststyle-codeblock-classname</text:span></text:p><text:p text:style-name="rststyle-blockindent">Syntax highlighting in literal code blocks -- class names.</text:p><text:p text:style-name="rststyle-textbody"><text:span text:style-name="rststyle-strong">rststyle-codeblock-comment</text:span></text:p><text:p text:style-name="rststyle-blockindent">Syntax highlighting in literal code blocks -- comments.</text:p><text:p text:style-name="rststyle-textbody"><text:span text:style-name="rststyle-strong">rststyle-codeblock-functionname</text:span></text:p><text:p text:style-name="rststyle-blockindent">Syntax highlighting in literal code blocks -- function names.</text:p><text:p text:style-name="rststyle-textbody"><text:span text:style-name="rststyle-strong">rststyle-codeblock-keyword</text:span></text:p><text:p text:style-name="rststyle-blockindent">Syntax highlighting in literal code blocks -- Python language
keywords.</text:p><text:p text:style-name="rststyle-textbody"><text:span text:style-name="rststyle-strong">rststyle-codeblock-name</text:span></text:p><text:p text:style-name="rststyle-blockindent">Syntax highlighting in literal code blocks -- other names, for
example, variables.</text:p><text:p text:style-name="rststyle-textbody"><text:span text:style-name="rststyle-strong">rststyle-codeblock-number</text:span></text:p><text:p text:style-name="rststyle-blockindent">Syntax highlighting in literal code blocks -- literal numbers,
including integers, floats, hex numbers, and octal numbers.</text:p><text:p text:style-name="rststyle-textbody"><text:span text:style-name="rststyle-strong">rststyle-codeblock-operator</text:span></text:p><text:p text:style-name="rststyle-blockindent">Syntax highlighting in literal code blocks -- Python operators.</text:p><text:p text:style-name="rststyle-textbody"><text:span text:style-name="rststyle-strong">rststyle-codeblock-string</text:span></text:p><text:p text:style-name="rststyle-blockindent">Syntax highlighting in literal code blocks -- literal strings.</text:p></text:section></text:section><text:section text:style-name="Sect2" text:name="Section10"><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section></text:section>
      <text:section text:style-name="Sect1" text:name="Section11"><text:h text:outline-level="1" text:style-name="rststyle-heading1">5   Hints and Suggestions</text:h>5   <text:section text:style-name="Sect2" text:name="Section12"><text:h text:outline-level="2" text:style-name="rststyle-heading2">5.1   Table of contents</text:h>5.1   <text:p text:style-name="rststyle-textbody"><text:span text:style-name="rststyle-inlineliteral">odtwriter</text:span> can generate an outline style table of contents.
However, if you want an <text:span text:style-name="rststyle-inlineliteral">oowriter</text:span> style table of contents along
with the formatting control that <text:span text:style-name="rststyle-inlineliteral">oowriter</text:span> gives you, then you
may want to omit the <text:span text:style-name="rststyle-inlineliteral">.. contents::</text:span> directive and, after
generating your document, open it in <text:span text:style-name="rststyle-inlineliteral">oowriter</text:span> and insert a
table of contents.   That feature is under menu item:</text:p><text:p xmlns:text="urn:oasis:names:tc:opendocument:xmlns:text:1.0" text:style-name="rststyle-codeblock">Insert --&gt; Indexes and Tables --&gt; Indexes and Tables</text:p></text:section><text:section text:style-name="Sect2" text:name="Section13"><text:h text:outline-level="2" text:style-name="rststyle-heading2">5.2   Syntax highlighting</text:h>5.2   <text:p text:style-name="rststyle-textbody"><text:span text:style-name="rststyle-inlineliteral">odtwriter</text:span> can add Python syntax highlighting to code in
literal code blocks.  In order to activate this, do both of the
following: (1) install Pygments and (2) use the command line flag
<text:span text:style-name="rststyle-inlineliteral">--add-syntax-highlighting</text:span>.  Example:</text:p><text:p xmlns:text="urn:oasis:names:tc:opendocument:xmlns:text:1.0" text:style-name="rststyle-codeblock">$ rst2odt.py -g --add-syntax-highlight test.txt test.odt</text:p><text:p text:style-name="rststyle-textbody"><text:span text:style-name="rststyle-strong">Caution:</text:span> When <text:span text:style-name="rststyle-inlineliteral">odtwriter</text:span> does syntax highlighting, it
applies a Python lexer and Python syntax highlighting.  If you
have literal code blocks that contain code which is <text:span text:style-name="rststyle-emphasis">not</text:span> Python
code, then you likely do <text:span text:style-name="rststyle-emphasis">not</text:span> want to use the
<text:span text:style-name="rststyle-inlineliteral">--add-syntax-highlighting</text:span> flag.</text:p><text:p text:style-name="rststyle-textbody">You can find Pygments here:
<text:a xlink:type="simple" xlink:href="http://pygments.pocoo.org/">Pygments</text:a>.</text:p><text:p text:style-name="rststyle-textbody">The following styles are defined in styles.odt and are used for
literal code blocks and syntax highlighting:</text:p><text:list text:style-name="rststyle-bulletlist"><text:list-item><text:p text:style-name="rststyle-bulletitem">Paragraph styles:</text:p><text:list text:style-name="rststyle-bulletlist"><text:list-item><text:p text:style-name="rststyle-bulletitem">rststyle-codeblock -- The style for the code block as a whole.</text:p></text:list-item></text:list></text:list-item><text:list-item><text:p text:style-name="rststyle-bulletitem">Character styles:</text:p><text:list text:style-name="rststyle-bulletlist"><text:list-item><text:p text:style-name="rststyle-bulletitem">rststyle-codeblock-classname -- class names.</text:p></text:list-item><text:list-item><text:p text:style-name="rststyle-bulletitem">rststyle-codeblock-comment -- comments.</text:p></text:list-item><text:list-item><text:p text:style-name="rststyle-bulletitem">rststyle-codeblock-functionname -- function names.</text:p></text:list-item><text:list-item><text:p text:style-name="rststyle-bulletitem">rststyle-codeblock-keyword -- Python language keywords.</text:p></text:list-item><text:list-item><text:p text:style-name="rststyle-bulletitem">rststyle-codeblock-name -- other names, for example,
variables.</text:p></text:list-item><text:list-item><text:p text:style-name="rststyle-bulletitem">rststyle-codeblock-number -- literal numbers, including
integers, floats, hex numbers, and octal numbers.</text:p></text:list-item><text:list-item><text:p text:style-name="rststyle-bulletitem">rststyle-codeblock-operator -- Python operators.</text:p></text:list-item><text:list-item><text:p text:style-name="rststyle-bulletitem">rststyle-codeblock-string -- literal strings.</text:p></text:list-item></text:list></text:list-item></text:list><text:p text:style-name="rststyle-textbody">Each of the above styles has a default appearance that is defined
in <text:span text:style-name="rststyle-inlineliteral">styles.odt</text:span>.  To change that definition and appearance, open
<text:span text:style-name="rststyle-inlineliteral">styles.odt</text:span> in <text:span text:style-name="rststyle-inlineliteral">oowriter</text:span> and use menu item:</text:p><text:p text:style-name="rststyle-blockquote">Format --&gt; Styles and Formatting</text:p><text:p text:style-name="rststyle-textbody">Then, click on the Paragraph Styles button or the Character Styles
button at the top of the Styles and Formatting window.  You may
also need to select "All Styles" from the drop-down selection list
at the bottom of the Styles and Formatting window.</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text:section text:name="_rstFooterSection">
        <text:p text:style-name="rststyle-horizontalline"/>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rststyle-centeredtextbody" style:family="paragraph" style:parent-style-name="rststyle-textbody">
      <style:paragraph-properties fo:text-align="center" style:justify-single-word="false"/>
    </style:style>
    <style:style style:name="rststyle-caption"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ststyle-imageframe" style:family="graphic" style:parent-style-name="Graphics">
      <style:graphic-properties svg:x="0cm" svg:y="0cm"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12-22T14:41:07</meta:creation-date>
    <dc:creator>dkuhlman</dc:creator>
    <dc:date>2006-12-22T14:41:07</dc:date>
    <dc:language>en-US</dc:language>
    <meta:editing-cycles>1</meta:editing-cycles>
    <meta:editing-duration>PT00M01S</meta:editing-duration>
    <dc:title>Odtwriter for Docutils</dc:title>
  </office:meta>
</office:document-meta>
</file>